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3.5cm"/>
    </style:style>
    <style:style style:name="gr2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7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4.7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8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2.58cm" fo:min-width="7.562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.1cm" svg:x="8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cm" svg:height="4.036cm" svg:x="6.449cm" svg:y="7.028cm">
          <draw:text-box>
            <text:p>x</text:p>
          </draw:text-box>
        </draw:frame>
        <draw:custom-shape draw:style-name="gr3" draw:text-style-name="P1" draw:layer="layout" svg:width="11.1cm" svg:height="4cm" svg:x="1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214cm" svg:height="3.405cm" svg:x="19.5cm" svg:y="6.9cm">
          <draw:text-box>
            <text:p>842</text:p>
          </draw:text-box>
        </draw:frame>
        <draw:frame draw:style-name="gr5" draw:text-style-name="P2" draw:layer="layout" svg:width="0.001cm" svg:height="1.187cm" svg:x="6cm" svg:y="3.2cm">
          <draw:text-box>
            <text:p/>
          </draw:text-box>
        </draw:frame>
        <draw:line draw:style-name="gr6" draw:text-style-name="P1" draw:layer="layout" svg:x1="10cm" svg:y1="9cm" svg:x2="16.8cm" svg:y2="9cm">
          <text:p/>
        </draw:line>
        <draw:frame draw:style-name="gr7" draw:text-style-name="P3" draw:layer="layout" svg:width="5cm" svg:height="2.783cm" svg:x="13.2cm" svg:y="2.117cm">
          <draw:text-box>
            <text:p><text:span text:style-name="T1">X = <text:s/>842</text:span></text:p>
            <text:p><text:span text:style-name="T1">Y = X</text:span></text:p>
          </draw:text-box>
        </draw:frame>
        <draw:frame draw:style-name="gr8" draw:text-style-name="P2" draw:layer="layout" svg:width="2.386cm" svg:height="3.405cm" svg:x="5.5cm" svg:y="13.595cm">
          <draw:text-box>
            <text:p>Y</text:p>
          </draw:text-box>
        </draw:frame>
        <draw:custom-shape draw:style-name="gr9" draw:text-style-name="P1" draw:layer="layout" svg:width="4cm" svg:height="4cm" svg:x="8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1cm" svg:y1="15cm" svg:x2="17cm" svg:y2="15cm">
          <text:p/>
        </draw:line>
        <draw:custom-shape draw:style-name="gr10" draw:text-style-name="P4" draw:layer="layout" svg:width="11.4cm" svg:height="4cm" svg:x="17cm" svg:y="13cm">
          <text:p text:style-name="P4">8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5cm" svg:y1="5cm" svg:x2="15cm" svg:y2="19cm">
          <text:p/>
        </draw:line>
        <draw:frame draw:style-name="gr12" draw:text-style-name="P2" draw:layer="layout" svg:width="2.352cm" svg:height="1.038cm" svg:x="8.5cm" svg:y="5.2cm">
          <draw:text-box>
            <text:p><text:span text:style-name="T2">Noms</text:span></text:p>
          </draw:text-box>
        </draw:frame>
        <draw:frame draw:style-name="gr13" draw:text-style-name="P2" draw:layer="layout" svg:width="2.547cm" svg:height="1.038cm" svg:x="20.948cm" svg:y="4.9cm">
          <draw:text-box>
            <text:p><text:span text:style-name="T2">Obje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09:02:25.084366175</meta:creation-date>
    <dc:date>2021-06-19T09:31:12.011640295</dc:date>
    <meta:editing-duration>PT22M20S</meta:editing-duration>
    <meta:editing-cycles>9</meta:editing-cycles>
    <meta:generator>LibreOffice/6.4.5.2$Linux_X86_64 LibreOffice_project/40$Build-2</meta:generator>
    <meta:document-statistic meta:object-count="14"/>
  </office:meta>
</office:document-meta>
</file>